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MMonoCaps10" svg:font-family="LMMonoCaps10" style:font-pitch="fixed"/>
    <style:font-face style:name="LMMonoLt10" svg:font-family="LMMonoLt10" style:font-pitch="fixed"/>
    <style:font-face style:name="Liberation Mono" svg:font-family="'Liberation Mono'" style:font-family-generic="modern" style:font-pitch="fixed"/>
    <style:font-face style:name="LMMonoPropLt10" svg:font-family="LMMonoPropLt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8438in"/>
    </style:style>
    <style:style style:name="Table1.B" style:family="table-column">
      <style:table-column-properties style:column-width="4.8542in"/>
    </style:style>
    <style:style style:name="Table1.A1" style:family="table-cell">
      <style:table-cell-properties fo:background-color="#cccccc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Table1.A9" style:family="table-cell">
      <style:table-cell-properties fo:padding="0.0382in" fo:border="none"/>
    </style:style>
    <style:style style:name="Table1.B9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B10" style:family="table-cell">
      <style:table-cell-properties fo:padding="0.0382in" fo:border="none"/>
    </style:style>
    <style:style style:name="Table1.A11" style:family="table-cell">
      <style:table-cell-properties fo:padding="0.0382in" fo:border="none"/>
    </style:style>
    <style:style style:name="Table1.B1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Table_20_Contents">
      <style:text-properties style:use-window-font-color="true" style:font-name="Liberation Serif" style:text-underline-style="none"/>
    </style:style>
    <style:style style:name="P3" style:family="paragraph" style:parent-style-name="Table_20_Contents">
      <style:text-properties style:use-window-font-color="true" style:text-underline-style="none"/>
    </style:style>
    <style:style style:name="T1" style:family="text">
      <style:text-properties style:font-name="LMMonoLt10"/>
    </style:style>
    <style:style style:name="T2" style:family="text">
      <style:text-properties style:use-window-font-color="true" style:font-name="LMMonoLt10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 Crib Sheet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mand</text:p>
          </table:table-cell>
          <table:table-cell table:style-name="Table1.A1" office:value-type="string">
            <text:p text:style-name="P3">Implementation</text:p>
          </table:table-cell>
        </table:table-row>
        <table:table-row>
          <table:table-cell table:style-name="Table1.A10" office:value-type="string">
            <text:p text:style-name="P3">cd</text:p>
          </table:table-cell>
          <table:table-cell table:style-name="Table1.B10" office:value-type="string">
            <text:p text:style-name="P3">Changes the working directory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$ cd Desktop</text:span></text:p>
            <text:p text:style-name="P3"><text:span text:style-name="T1"/></text:p>
            <text:p text:style-name="P3">This sample implementation changes the working directory from my default (home) directory to the Desktop, from which the I can access files and folders <text:s text:c="4"/></text:p>
            <text:p text:style-name="P3"/>
          </table:table-cell>
        </table:table-row>
        <table:table-row>
          <table:table-cell table:style-name="Table1.A10" office:value-type="string">
            <text:p text:style-name="P3">ls</text:p>
          </table:table-cell>
          <table:table-cell table:style-name="Table1.B10" office:value-type="string">
            <text:p text:style-name="P3">Lists all files and folders within the working directory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ls</text:span></text:p>
            <text:p text:style-name="P3"><text:span text:style-name="T1"/></text:p>
            <text:p text:style-name="P3">This sample implementation lists all of the files and folders within the working directory. <text:s/>The terminal in Ubuntu colors the folders differently than the files.</text:p>
            <text:p text:style-name="P3"/>
          </table:table-cell>
        </table:table-row>
        <table:table-row>
          <table:table-cell table:style-name="Table1.A10" office:value-type="string">
            <text:p text:style-name="P3">cat</text:p>
          </table:table-cell>
          <table:table-cell table:style-name="Table1.B10" office:value-type="string">
            <text:p text:style-name="P3">Shows the contents of the file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cat test.html~</text:span></text:p>
            <text:p text:style-name="P3"><text:span text:style-name="T1"/></text:p>
            <text:p text:style-name="P3">This sample implementation displays the contents of the file called test.html. <text:s/></text:p>
            <text:p text:style-name="P3"/>
          </table:table-cell>
        </table:table-row>
        <table:table-row>
          <table:table-cell table:style-name="Table1.A10" office:value-type="string">
            <text:p text:style-name="P3">pwd</text:p>
          </table:table-cell>
          <table:table-cell table:style-name="Table1.B10" office:value-type="string">
            <text:p text:style-name="P3">Prints working directory</text:p>
            <text:p text:style-name="P3"/>
            <text:p text:style-name="P3">Example:</text:p>
            <text:p text:style-name="Table_20_Contents"><text:span text:style-name="T2"><text:s text:c="5"/></text:span><text:a xlink:type="simple" xlink:href="mailto:ksh@ubuntu">ksh@ubuntu</text:a><text:span text:style-name="T2">:~/Desktop$ pwd</text:span></text:p>
            <text:p text:style-name="P3"><text:span text:style-name="T1"/></text:p>
            <text:p text:style-name="P3">This sample implementation prints out </text:p>
            <text:p text:style-name="P3"><text:s text:c="10"/><text:span text:style-name="T1">/home/ksh/Desktop</text:span></text:p>
            <text:p text:style-name="P2">which is the working directory. <text:s/></text:p>
            <text:p text:style-name="P3"/>
          </table:table-cell>
        </table:table-row>
        <table:table-row>
          <table:table-cell table:style-name="Table1.A10" office:value-type="string">
            <text:p text:style-name="P3">echo</text:p>
          </table:table-cell>
          <table:table-cell table:style-name="Table1.B10" office:value-type="string">
            <text:p text:style-name="P3">Writes arguments to standard output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echo *.html</text:span></text:p>
            <text:p text:style-name="P3"><text:span text:style-name="T1"/></text:p>
            <text:p text:style-name="P3">This sample implementation prints out all files in the working directory that end in .html</text:p>
            <text:p text:style-name="P3"/>
          </table:table-cell>
        </table:table-row>
        <table:table-row>
          <table:table-cell table:style-name="Table1.A10" office:value-type="string">
            <text:p text:style-name="P3">mkdir</text:p>
          </table:table-cell>
          <table:table-cell table:style-name="Table1.B10" office:value-type="string">
            <text:p text:style-name="P3">Creates a new directory within the current working directory</text:p>
            <text:p text:style-name="P3"/>
            <text:p text:style-name="P2">Example:</text:p>
            <text:p text:style-name="Table_20_Contents"><text:soft-page-break/><text:span text:style-name="T2"><text:s text:c="5"/></text:span><text:a xlink:type="simple" xlink:href="mailto:ksh@ubuntu">ksh@ubuntu</text:a><text:span text:style-name="T2">:~/Desktop$ mkdir sampleDir</text:span></text:p>
            <text:p text:style-name="P3"><text:span text:style-name="T1"/></text:p>
            <text:p text:style-name="P3">This sample implementation creates a directory called sampleDir within the Desktop directory</text:p>
          </table:table-cell>
        </table:table-row>
        <table:table-row>
          <table:table-cell table:style-name="Table1.A10" office:value-type="string">
            <text:p text:style-name="P3">ssh</text:p>
          </table:table-cell>
          <table:table-cell table:style-name="Table1.B10" office:value-type="string">
            <text:p text:style-name="P3">Connects via the terminal through a secure shell protocol to remotely connect to directories not stored on the computer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ssh </text:span><text:a xlink:type="simple" xlink:href="mailto:khiga1@my.cs.lmu.edu">khiga1@my.cs.lmu.edu</text:a></text:p>
            <text:p text:style-name="P3"><text:span text:style-name="T1"><text:s text:c="5"/></text:span><text:a xlink:type="simple" xlink:href="mailto:khiga1@my.cs.lmu.edu"><text:span text:style-name="T1">khiga1@my.cs.lmu.edu</text:span></text:a><text:span text:style-name="T1">'s password:</text:span></text:p>
            <text:p text:style-name="P3"><text:span text:style-name="T1"/></text:p>
            <text:p text:style-name="P3">This sample implementation connects my computer to the directories at <text:a xlink:type="simple" xlink:href="mailto:khiga1@my.cs.lmu.edu">khiga1@my.cs.lmu.edu</text:a>, giving me access to the files stored there. </text:p>
            <text:p text:style-name="P3"/>
          </table:table-cell>
        </table:table-row>
        <table:table-row>
          <table:table-cell table:style-name="Table1.A10" office:value-type="string">
            <text:p text:style-name="P3">grep</text:p>
          </table:table-cell>
          <table:table-cell table:style-name="Table1.B10" office:value-type="string">
            <text:p text:style-name="P3">Find text in a file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grep \&lt;\/ul\&gt; test.html~</text:span></text:p>
            <text:p text:style-name="P3"><text:span text:style-name="T1"/></text:p>
            <text:p text:style-name="P3">This sample implementation prints out all instances of &lt;\ul&gt; within the file test.html</text:p>
            <text:p text:style-name="P3"/>
          </table:table-cell>
        </table:table-row>
        <table:table-row>
          <table:table-cell table:style-name="Table1.A10" office:value-type="string">
            <text:p text:style-name="P3">ps</text:p>
          </table:table-cell>
          <table:table-cell table:style-name="Table1.B10" office:value-type="string">
            <text:p text:style-name="P3">Prints the process list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ps</text:span></text:p>
            <text:p text:style-name="P3"><text:span text:style-name="T1"/></text:p>
            <text:p text:style-name="P3">This sample implementation displays the contents of the file called test.html. <text:s/></text:p>
          </table:table-cell>
        </table:table-row>
        <table:table-row>
          <table:table-cell table:style-name="Table1.A11" office:value-type="string">
            <text:p text:style-name="P3">top</text:p>
          </table:table-cell>
          <table:table-cell table:style-name="Table1.B11" office:value-type="string">
            <text:p text:style-name="P3">Open up all processes</text:p>
            <text:p text:style-name="P3"/>
            <text:p text:style-name="P2">Example:</text:p>
            <text:p text:style-name="Table_20_Contents"><text:span text:style-name="T2"><text:s text:c="5"/></text:span><text:a xlink:type="simple" xlink:href="mailto:ksh@ubuntu">ksh@ubuntu</text:a><text:span text:style-name="T2">:~/Desktop$ top</text:span></text:p>
            <text:p text:style-name="P3"><text:span text:style-name="T1"/></text:p>
            <text:p text:style-name="P3">This sample implementation displays the processes currently running on the computer, and allows user to organize and kill processes. <text:s/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MMonoCaps10" svg:font-family="LMMonoCaps10" style:font-pitch="fixed"/>
    <style:font-face style:name="LMMonoLt10" svg:font-family="LMMonoLt10" style:font-pitch="fixed"/>
    <style:font-face style:name="Liberation Mono" svg:font-family="'Liberation Mono'" style:font-family-generic="modern" style:font-pitch="fixed"/>
    <style:font-face style:name="LMMonoPropLt10" svg:font-family="LMMonoPropLt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 </meta:initial-creator>
    <meta:creation-date>2013-01-17T22:33:01</meta:creation-date>
    <dc:date>2013-01-20T20:47:06</dc:date>
    <dc:creator>KSH </dc:creator>
    <meta:editing-duration>PT23M35S</meta:editing-duration>
    <meta:editing-cycles>3</meta:editing-cycles>
    <meta:generator>LibreOffice/3.5$Linux_X86_64 LibreOffice_project/350m1$Build-2</meta:generator>
    <meta:document-statistic meta:table-count="1" meta:image-count="0" meta:object-count="0" meta:page-count="2" meta:paragraph-count="56" meta:word-count="282" meta:character-count="2087" meta:non-whitespace-character-count="1780"/>
  </office:meta>
</office:document-meta>
</file>